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7.8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252.65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195.31pt"/>
    </style:style>
    <style:style style:name="co7" style:family="table-column">
      <style:table-column-properties fo:break-before="auto" style:column-width="121.95pt"/>
    </style:style>
    <style:style style:name="co8" style:family="table-column">
      <style:table-column-properties fo:break-before="auto" style:column-width="500.2pt"/>
    </style:style>
    <style:style style:name="co9" style:family="table-column">
      <style:table-column-properties fo:break-before="auto" style:column-width="1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ext-properties fo:font-style="italic"/>
    </style:style>
    <style:style style:name="ce7" style:family="table-cell" style:parent-style-name="Default" style:data-style-name="N100">
      <style:table-cell-properties fo:wrap-option="wrap"/>
    </style:style>
    <style:style style:name="ce8" style:family="table-cell" style:parent-style-name="Default" style:data-style-name="N100">
      <style:table-cell-properties fo:background-color="#81d41a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81d41a" fo:wrap-option="wrap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A quoi ca sert?</text:p>
          </table:table-cell>
          <table:table-cell office:value-type="string" calcext:value-type="string">
            <text:p>qui peut y accéder?</text:p>
          </table:table-cell>
          <table:table-cell office:value-type="string" calcext:value-type="string">
            <text:p>URL utilisé</text:p>
          </table:table-cell>
          <table:table-cell office:value-type="string" calcext:value-type="string">
            <text:p>comment utilisé(get, post)</text:p>
          </table:table-cell>
          <table:table-cell office:value-type="string" calcext:value-type="string">
            <text:p>ajax?</text:p>
          </table:table-cell>
          <table:table-cell office:value-type="string" calcext:value-type="string">
            <text:p>paramètres attendus</text:p>
          </table:table-cell>
          <table:table-cell office:value-type="string" calcext:value-type="string">
            <text:p>format de réponse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ctualités</text:p>
          </table:table-cell>
          <table:table-cell table:style-name="ce2" table:number-columns-repeated="4"/>
          <table:table-cell table:style-name="ce8" table:number-columns-repeated="2"/>
          <table:table-cell table:style-name="ce2" table:number-columns-repeated="1017"/>
        </table:table-row>
        <table:table-row table:style-name="ro1">
          <table:table-cell office:value-type="string" calcext:value-type="string">
            <text:p>Afficher les actualités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Récupère en db les actualités et affiche les trois plus récen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ficher la liste des actualité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news/news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Recupère en db la liste de nos actualité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er une actualité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news/news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Encode une nouvelle actualité et l’envoie vers notre 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er ou supprimer une actualité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news/news/[NEW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 dans l’url / 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Récupère l’actualité dans la db et puis renvoie sa modification ou sa suppress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duits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7"/>
        </table:table-row>
        <table:table-row table:style-name="ro1">
          <table:table-cell office:value-type="string" calcext:value-type="string">
            <text:p>Affficher les catégories de nos produits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ategories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Récupère les catégorie en 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ficher les produits correspondant à la catégorie sélectionnée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ategorie/[CATEGORIE_ID]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 dans l’url / 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Récupère en db les produits dont l’id correspond à la catégor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ficher la liste des catégorie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ategori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Recupère en db la liste de nos catégor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er une catégori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ategorie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Encode une nouvelle catégorie et l’envoie vers notre 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Modifier ou supprimer</text:span> une catégori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ategorie/[CATEGORIE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 dans l’url / 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Récupère la catégorie dans la db et puis renvoie sa modification ou sa suppress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ficher la liste des produit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produit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<text:s/>Recupère en db la liste de nos produ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er des produit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produit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Encode un nouveau produit et l’envoie vers notre 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Modifier ou supprimer</text:span> un produit</text:p>
          </table:table-cell>
          <table:table-cell office:value-type="string" calcext:value-type="string">
            <text:p>administrateur</text:p>
          </table:table-cell>
          <table:table-cell table:style-name="ce4" office:value-type="string" calcext:value-type="string">
            <text:p>/admin/produits/produit/[PRODUIT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 dans l’url / 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Récupère le produit dans la db et puis renvoie sa modification ou sa suppress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ficher la liste des attribut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attribut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Recupère en db la liste de nos attribu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er un attribut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attribut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Encode un nouveau attribut et l’envoie vers notre 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Modifier ou supprimer</text:span> un attribut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attribut/[ATTRIBUT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 dans l’url / 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Récupère l’attribut dans la db et puis renvoie sa modification ou sa suppress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ficher la liste des valeur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valeur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Recupère en db la liste de nos valeu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er une valeur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valeur/add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Encode une nouvelle valeur et l’envoie vers notre 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Modifier ou supprimer</text:span> une valeur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valeur/[VALEUR_ID]/change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 dans l’url / 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Récupère la valeur dans la db et puis renvoie sa modification ou sa suppress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fos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7"/>
        </table:table-row>
        <table:table-row table:style-name="ro1">
          <table:table-cell office:value-type="string" calcext:value-type="string">
            <text:p>Afficher la page de contact du site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contact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Récupère la page de contact sur le serveu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mande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7"/>
        </table:table-row>
        <table:table-row table:style-name="ro1">
          <table:table-cell office:value-type="string" calcext:value-type="string">
            <text:p>Afficher le panier du client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command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Permet l’affichage de la commande en cours de l’utilisateur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écupère les infos du panier au format json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ommande/detail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ui</text:p>
          </table:table-cell>
          <table:table-cell table:style-name="ce10" office:value-type="string" calcext:value-type="string">
            <text:p>cookie commande_uuid</text:p>
          </table:table-cell>
          <table:table-cell office:value-type="string" calcext:value-type="string">
            <text:p>json selon Commande.to_json, cookie commande_uuid</text:p>
          </table:table-cell>
          <table:table-cell office:value-type="string" calcext:value-type="string">
            <text:p>Récupère les infos du panier au format j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joute ou met à jour la quantité d’un produit dans le panier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ommande/ajouter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okie commande_uuid, json en body, avec les clés: produit_id, valeur_ids, quantite</text:p>
          </table:table-cell>
          <table:table-cell office:value-type="string" calcext:value-type="string">
            <text:p>json selon Commande.to_json</text:p>
          </table:table-cell>
          <table:table-cell office:value-type="string" calcext:value-type="string">
            <text:p>Ajoute ou met à jour la quantité d’un produit dans le pani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aliser la commande du client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produits/commande/finaliser/</text:p>
          </table:table-cell>
          <table:table-cell office:value-type="string" calcext:value-type="string">
            <text:p>get/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okie commande_uuid, champs du formulaire CommandeForm en post: nom_client, telephone, date_recuperation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Demande à l’utilisateur de confirmer sa commande et de remplir un formulaire qui sera envoyé vers le serve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ficher la liste des commande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ommand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ge html</text:p>
          </table:table-cell>
          <table:table-cell office:value-type="string" calcext:value-type="string">
            <text:p>Récupère en db la liste des commandes passé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er une command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ommande/add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Encode une nouvelle commande et l’envoie vers notre 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ulter, modifier et/ou supprimer une command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/produits/commande/[COMMANDE_ID]/chang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 dans l’url / champs modèle en post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Récupère la commande dans la db et puis renvoie sa modification ou sa suppress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6:Sheet1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22:54:38.007444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8:44:50.848338025</meta:creation-date>
    <dc:date>2020-05-27T23:09:02.437223035</dc:date>
    <meta:editing-duration>PT5H53M16S</meta:editing-duration>
    <meta:editing-cycles>21</meta:editing-cycles>
    <meta:generator>LibreOffice/6.0.7.3$Linux_X86_64 LibreOffice_project/00m0$Build-3</meta:generator>
    <meta:document-statistic meta:table-count="1" meta:cell-count="210" meta:object-count="0"/>
  </office:meta>
</office:document-meta>
</file>